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nux Libertine O1" svg:font-family="'Linux Libertine O'" style:font-adornments="Bold" style:font-pitch="variable"/>
    <style:font-face style:name="Linux Libertine O2" svg:font-family="'Linux Libertine O'" style:font-adornments="Bold Italic" style:font-pitch="variable"/>
    <style:font-face style:name="Linux Libertine O3" svg:font-family="'Linux Libertine O'" style:font-adornments="Italic" style:font-pitch="variable"/>
    <style:font-face style:name="Linux Libertine O" svg:font-family="'Linux Libertine O'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1">
      <style:paragraph-properties fo:break-before="pag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Text_20_body"/>
      <text:p text:style-name="Title">EpochX: User Guide</text:p>
      <text:p text:style-name="Subtitle">for version 2.0 bet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date style:data-style-name="N84" text:date-value="2009-07-07T15:56:16.99">2009-07-07</text:date></text:p>
      <text:h text:style-name="P3" text:outline-level="1">What is EpochX?</text:h>
      <text:p text:style-name="Text_20_body">EpochX is a tree based genetic programming API for Java. It has been designed specifically for researchers.</text:p>
      <text:h text:style-name="Heading_20_2" text:outline-level="2">How is it better?</text:h>
      <text:p text:style-name="Text_20_body"/>
      <text:h text:style-name="Heading_20_2" text:outline-level="2">What can't it do?</text:h>
      <text:p text:style-name="P2">Models</text:p>
      <text:p text:style-name="Text_20_body">controller</text:p>
      <text:p text:style-name="Text_20_body">run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nux Libertine O1" svg:font-family="'Linux Libertine O'" style:font-adornments="Bold" style:font-pitch="variable"/>
    <style:font-face style:name="Linux Libertine O2" svg:font-family="'Linux Libertine O'" style:font-adornments="Bold Italic" style:font-pitch="variable"/>
    <style:font-face style:name="Linux Libertine O3" svg:font-family="'Linux Libertine O'" style:font-adornments="Italic" style:font-pitch="variable"/>
    <style:font-face style:name="Linux Libertine O" svg:font-family="'Linux Libertine O'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nux Libertine O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Linux Libertine O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nux Libertine O2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Linux Libertine O1"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nux Libertine O1"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nux Libertine O3" fo:font-size="14pt" fo:font-style="italic" style:font-size-asian="14pt" style:font-style-asian="italic" style:font-weight-asian="normal" style:font-size-complex="14pt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m Castle</meta:initial-creator>
    <meta:creation-date>2009-07-07T14:45:54</meta:creation-date>
    <dc:date>2009-07-07T15:56:17</dc:date>
    <dc:creator>Tom Castle</dc:creator>
    <meta:editing-duration>PT00H08M51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3" meta:paragraph-count="10" meta:word-count="39" meta:character-count="223"/>
  </office:meta>
</office:document-meta>
</file>